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18pt" fo:font-weight="bold" officeooo:rsid="000efa53" officeooo:paragraph-rsid="000efa53" style:font-size-asian="18pt" style:font-weight-asian="bold" style:font-size-complex="18pt" style:font-weight-complex="bold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/>
    <style:style style:name="P5" style:family="paragraph" style:parent-style-name="Standard">
      <style:text-properties officeooo:rsid="000efa53" officeooo:paragraph-rsid="000efa53"/>
    </style:style>
    <style:style style:name="P6" style:family="paragraph" style:parent-style-name="Standard">
      <style:text-properties fo:font-size="20pt" fo:font-weight="bold" officeooo:rsid="000efa53" officeooo:paragraph-rsid="000efa53" style:font-size-asian="20pt" style:font-weight-asian="bold" style:font-size-complex="20pt" style:font-weight-complex="bold"/>
    </style:style>
    <style:style style:name="P7" style:family="paragraph" style:parent-style-name="Text_20_body">
      <style:text-properties fo:font-size="20pt" fo:font-weight="bold" officeooo:rsid="000efa53" officeooo:paragraph-rsid="000efa53" style:font-size-asian="20pt" style:font-weight-asian="bold" style:font-size-complex="20pt" style:font-weight-complex="bold"/>
    </style:style>
    <style:style style:name="P8" style:family="paragraph" style:parent-style-name="Text_20_body">
      <style:text-properties fo:font-size="14pt" fo:font-weight="normal" officeooo:rsid="000efa53" style:font-size-asian="14pt" style:font-weight-asian="normal" style:font-size-complex="14pt" style:font-weight-complex="normal"/>
    </style:style>
    <style:style style:name="P9" style:family="paragraph" style:parent-style-name="Text_20_body">
      <style:text-properties fo:font-size="20pt" fo:font-weight="bold" officeooo:rsid="000efa53" style:font-size-asian="20pt" style:font-weight-asian="bold" style:font-size-complex="20pt" style:font-weight-complex="bold"/>
    </style:style>
    <style:style style:name="P10" style:family="paragraph" style:parent-style-name="Text_20_body" style:list-style-name="L2">
      <style:paragraph-properties fo:margin-top="0in" fo:margin-bottom="0in" style:contextual-spacing="false"/>
      <style:text-properties fo:font-size="14pt" fo:font-weight="normal" officeooo:rsid="000efa53" style:font-size-asian="14pt" style:font-weight-asian="normal" style:font-size-complex="14pt" style:font-weight-complex="normal"/>
    </style:style>
    <style:style style:name="P11" style:family="paragraph" style:parent-style-name="Text_20_body" style:list-style-name="L2">
      <style:text-properties fo:font-size="14pt" fo:font-weight="normal" officeooo:rsid="000efa53" style:font-size-asian="14pt" style:font-weight-asian="normal" style:font-size-complex="14pt" style:font-weight-complex="normal"/>
    </style:style>
    <style:style style:name="P12" style:family="paragraph" style:parent-style-name="Text_20_body" style:list-style-name="L3">
      <style:paragraph-properties fo:margin-top="0in" fo:margin-bottom="0in" style:contextual-spacing="false"/>
      <style:text-properties fo:font-size="20pt" fo:font-weight="bold" officeooo:rsid="000efa53" style:font-size-asian="20pt" style:font-weight-asian="bold" style:font-size-complex="20pt" style:font-weight-complex="bold"/>
    </style:style>
    <style:style style:name="P13" style:family="paragraph" style:parent-style-name="Text_20_body" style:list-style-name="L3">
      <style:text-properties fo:font-size="20pt" fo:font-weight="bold" officeooo:rsid="000efa53" style:font-size-asian="20pt" style:font-weight-asian="bold" style:font-size-complex="20pt" style:font-weight-complex="bold"/>
    </style:style>
    <style:style style:name="P14" style:family="paragraph" style:parent-style-name="Text_20_body" style:list-style-name="L4">
      <style:paragraph-properties fo:margin-top="0in" fo:margin-bottom="0in" style:contextual-spacing="false"/>
      <style:text-properties fo:font-size="14pt" fo:font-weight="normal" officeooo:rsid="000efa53" style:font-size-asian="14pt" style:font-weight-asian="normal" style:font-size-complex="14pt" style:font-weight-complex="normal"/>
    </style:style>
    <style:style style:name="P15" style:family="paragraph" style:parent-style-name="Text_20_body" style:list-style-name="L4">
      <style:text-properties fo:font-size="14pt" fo:font-weight="normal" officeooo:rsid="000efa53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0efa53" officeooo:paragraph-rsid="000efa53" style:font-size-asian="14pt" style:font-weight-asian="normal" style:font-size-complex="14pt" style:font-weight-complex="normal"/>
    </style:style>
    <style:style style:name="P17" style:family="paragraph" style:parent-style-name="Text_20_body">
      <style:text-properties fo:font-size="14pt" fo:font-weight="normal" officeooo:rsid="000efa53" officeooo:paragraph-rsid="000efa53" style:font-size-asian="14pt" style:font-weight-asian="normal" style:font-size-complex="14pt" style:font-weight-complex="normal"/>
    </style:style>
    <style:style style:name="P18" style:family="paragraph" style:parent-style-name="Text_20_body">
      <style:text-properties fo:font-size="14pt" officeooo:rsid="000efa53" style:font-size-asian="14pt" style:font-size-complex="14pt"/>
    </style:style>
    <style:style style:name="P19" style:family="paragraph" style:parent-style-name="Text_20_body" style:list-style-name="L5">
      <style:paragraph-properties fo:margin-top="0in" fo:margin-bottom="0in" style:contextual-spacing="false"/>
      <style:text-properties fo:font-size="14pt" officeooo:rsid="000efa53" style:font-size-asian="14pt" style:font-size-complex="14pt"/>
    </style:style>
    <style:style style:name="P20" style:family="paragraph" style:parent-style-name="Text_20_body" style:list-style-name="L5">
      <style:text-properties fo:font-size="14pt" officeooo:rsid="000efa53" style:font-size-asian="14pt" style:font-size-complex="14pt"/>
    </style:style>
    <style:style style:name="P21" style:family="paragraph" style:parent-style-name="Text_20_body" style:list-style-name="L6">
      <style:paragraph-properties fo:margin-top="0in" fo:margin-bottom="0in" style:contextual-spacing="false"/>
      <style:text-properties fo:font-size="14pt" officeooo:rsid="000efa53" style:font-size-asian="14pt" style:font-size-complex="14pt"/>
    </style:style>
    <style:style style:name="P22" style:family="paragraph" style:parent-style-name="Text_20_body" style:list-style-name="L6">
      <style:text-properties fo:font-size="14pt" officeooo:rsid="000efa53" style:font-size-asian="14pt" style:font-size-complex="14pt"/>
    </style:style>
    <style:style style:name="P23" style:family="paragraph" style:parent-style-name="Text_20_body" style:list-style-name="L7">
      <style:text-properties fo:font-size="14pt" officeooo:rsid="000efa53" style:font-size-asian="14pt" style:font-size-complex="14pt"/>
    </style:style>
    <style:style style:name="P24" style:family="paragraph" style:parent-style-name="Text_20_body" style:list-style-name="L8">
      <style:paragraph-properties fo:margin-top="0in" fo:margin-bottom="0in" style:contextual-spacing="false"/>
      <style:text-properties fo:font-size="14pt" officeooo:rsid="000efa53" style:font-size-asian="14pt" style:font-size-complex="14pt"/>
    </style:style>
    <style:style style:name="P25" style:family="paragraph" style:parent-style-name="Text_20_body" style:list-style-name="L8">
      <style:text-properties fo:font-size="14pt" officeooo:rsid="000efa53" style:font-size-asian="14pt" style:font-size-complex="14pt"/>
    </style:style>
    <style:style style:name="P26" style:family="paragraph" style:parent-style-name="Text_20_body" style:list-style-name="L9">
      <style:paragraph-properties fo:margin-top="0in" fo:margin-bottom="0in" style:contextual-spacing="false"/>
      <style:text-properties fo:font-size="14pt" officeooo:rsid="000efa53" style:font-size-asian="14pt" style:font-size-complex="14pt"/>
    </style:style>
    <style:style style:name="P27" style:family="paragraph" style:parent-style-name="Text_20_body" style:list-style-name="L9">
      <style:text-properties fo:font-size="14pt" officeooo:rsid="000efa53" style:font-size-asian="14pt" style:font-size-complex="14pt"/>
    </style:style>
    <style:style style:name="P28" style:family="paragraph" style:parent-style-name="Text_20_body" style:list-style-name="L10">
      <style:paragraph-properties fo:margin-top="0in" fo:margin-bottom="0in" style:contextual-spacing="false"/>
      <style:text-properties fo:font-size="14pt" officeooo:rsid="000efa53" style:font-size-asian="14pt" style:font-size-complex="14pt"/>
    </style:style>
    <style:style style:name="P29" style:family="paragraph" style:parent-style-name="Text_20_body" style:list-style-name="L10">
      <style:text-properties fo:font-size="14pt" officeooo:rsid="000efa53" style:font-size-asian="14pt" style:font-size-complex="14pt"/>
    </style:style>
    <style:style style:name="P30" style:family="paragraph" style:parent-style-name="Text_20_body" style:list-style-name="L11">
      <style:paragraph-properties fo:margin-top="0in" fo:margin-bottom="0in" style:contextual-spacing="false"/>
      <style:text-properties fo:font-size="14pt" officeooo:rsid="000efa53" style:font-size-asian="14pt" style:font-size-complex="14pt"/>
    </style:style>
    <style:style style:name="P31" style:family="paragraph" style:parent-style-name="Text_20_body" style:list-style-name="L11">
      <style:text-properties fo:font-size="14pt" officeooo:rsid="000efa53" style:font-size-asian="14pt" style:font-size-complex="14pt"/>
    </style:style>
    <style:style style:name="P32" style:family="paragraph" style:parent-style-name="Text_20_body" style:list-style-name="L12">
      <style:paragraph-properties fo:margin-top="0in" fo:margin-bottom="0in" style:contextual-spacing="false"/>
      <style:text-properties fo:font-size="14pt" officeooo:rsid="000efa53" style:font-size-asian="14pt" style:font-size-complex="14pt"/>
    </style:style>
    <style:style style:name="P33" style:family="paragraph" style:parent-style-name="Text_20_body" style:list-style-name="L12">
      <style:text-properties fo:font-size="14pt" officeooo:rsid="000efa53" style:font-size-asian="14pt" style:font-size-complex="14pt"/>
    </style:style>
    <style:style style:name="P34" style:family="paragraph" style:parent-style-name="Text_20_body" style:list-style-name="L13">
      <style:paragraph-properties fo:margin-top="0in" fo:margin-bottom="0in" style:contextual-spacing="false"/>
      <style:text-properties fo:font-size="14pt" officeooo:rsid="000efa53" style:font-size-asian="14pt" style:font-size-complex="14pt"/>
    </style:style>
    <style:style style:name="P35" style:family="paragraph" style:parent-style-name="Text_20_body" style:list-style-name="L13">
      <style:text-properties fo:font-size="14pt" officeooo:rsid="000efa53" style:font-size-asian="14pt" style:font-size-complex="14pt"/>
    </style:style>
    <style:style style:name="P36" style:family="paragraph" style:parent-style-name="Text_20_body" style:list-style-name="L14">
      <style:paragraph-properties fo:margin-top="0in" fo:margin-bottom="0in" style:contextual-spacing="false"/>
      <style:text-properties fo:font-size="14pt" officeooo:rsid="000efa53" style:font-size-asian="14pt" style:font-size-complex="14pt"/>
    </style:style>
    <style:style style:name="P37" style:family="paragraph" style:parent-style-name="Text_20_body" style:list-style-name="L14">
      <style:text-properties fo:font-size="14pt" officeooo:rsid="000efa53" style:font-size-asian="14pt" style:font-size-complex="14pt"/>
    </style:style>
    <style:style style:name="P38" style:family="paragraph" style:parent-style-name="Text_20_body" style:list-style-name="L15">
      <style:paragraph-properties fo:margin-top="0in" fo:margin-bottom="0in" style:contextual-spacing="false"/>
      <style:text-properties fo:font-size="14pt" officeooo:rsid="000efa53" style:font-size-asian="14pt" style:font-size-complex="14pt"/>
    </style:style>
    <style:style style:name="P39" style:family="paragraph" style:parent-style-name="Text_20_body" style:list-style-name="L15">
      <style:text-properties fo:font-size="14pt" officeooo:rsid="000efa53" style:font-size-asian="14pt" style:font-size-complex="14pt"/>
    </style:style>
    <style:style style:name="P40" style:family="paragraph" style:parent-style-name="Text_20_body" style:list-style-name="L16">
      <style:paragraph-properties fo:margin-top="0in" fo:margin-bottom="0in" style:contextual-spacing="false"/>
      <style:text-properties fo:font-size="14pt" officeooo:rsid="000efa53" style:font-size-asian="14pt" style:font-size-complex="14pt"/>
    </style:style>
    <style:style style:name="P41" style:family="paragraph" style:parent-style-name="Text_20_body" style:list-style-name="L16">
      <style:text-properties fo:font-size="14pt" officeooo:rsid="000efa53" style:font-size-asian="14pt" style:font-size-complex="14pt"/>
    </style:style>
    <style:style style:name="P42" style:family="paragraph" style:parent-style-name="Text_20_body" style:list-style-name="L17">
      <style:paragraph-properties fo:margin-top="0in" fo:margin-bottom="0in" style:contextual-spacing="false"/>
      <style:text-properties fo:font-size="14pt" officeooo:rsid="000efa53" style:font-size-asian="14pt" style:font-size-complex="14pt"/>
    </style:style>
    <style:style style:name="P43" style:family="paragraph" style:parent-style-name="Text_20_body" style:list-style-name="L17">
      <style:text-properties fo:font-size="14pt" officeooo:rsid="000efa53" style:font-size-asian="14pt" style:font-size-complex="14pt"/>
    </style:style>
    <style:style style:name="P44" style:family="paragraph" style:parent-style-name="Text_20_body" style:list-style-name="L18">
      <style:paragraph-properties fo:margin-top="0in" fo:margin-bottom="0in" style:contextual-spacing="false"/>
      <style:text-properties fo:font-size="14pt" officeooo:rsid="000efa53" style:font-size-asian="14pt" style:font-size-complex="14pt"/>
    </style:style>
    <style:style style:name="P45" style:family="paragraph" style:parent-style-name="Text_20_body" style:list-style-name="L18">
      <style:text-properties fo:font-size="14pt" officeooo:rsid="000efa53" style:font-size-asian="14pt" style:font-size-complex="14pt"/>
    </style:style>
    <style:style style:name="P46" style:family="paragraph" style:parent-style-name="Text_20_body" style:list-style-name="L19">
      <style:paragraph-properties fo:margin-top="0in" fo:margin-bottom="0in" style:contextual-spacing="false"/>
      <style:text-properties fo:font-size="14pt" officeooo:rsid="000efa53" style:font-size-asian="14pt" style:font-size-complex="14pt"/>
    </style:style>
    <style:style style:name="P47" style:family="paragraph" style:parent-style-name="Text_20_body" style:list-style-name="L19">
      <style:text-properties fo:font-size="14pt" officeooo:rsid="000efa53" style:font-size-asian="14pt" style:font-size-complex="14pt"/>
    </style:style>
    <style:style style:name="P48" style:family="paragraph" style:parent-style-name="Text_20_body" style:list-style-name="L20">
      <style:text-properties fo:font-size="14pt" officeooo:rsid="000efa53" style:font-size-asian="14pt" style:font-size-complex="14pt"/>
    </style:style>
    <style:style style:name="P49" style:family="paragraph" style:parent-style-name="Text_20_body">
      <style:text-properties fo:font-size="14pt" officeooo:rsid="000f4861" officeooo:paragraph-rsid="000f4861" style:font-size-asian="14pt" style:font-size-complex="14pt"/>
    </style:style>
    <style:style style:name="P50" style:family="paragraph" style:parent-style-name="Text_20_body" style:list-style-name="L21">
      <style:paragraph-properties fo:margin-top="0in" fo:margin-bottom="0in" style:contextual-spacing="false"/>
      <style:text-properties fo:font-size="14pt" officeooo:rsid="000efa53" style:font-size-asian="14pt" style:font-size-complex="14pt"/>
    </style:style>
    <style:style style:name="P51" style:family="paragraph" style:parent-style-name="Text_20_body" style:list-style-name="L21">
      <style:text-properties fo:font-size="14pt" officeooo:rsid="000efa53" style:font-size-asian="14pt" style:font-size-complex="14pt"/>
    </style:style>
    <style:style style:name="P52" style:family="paragraph" style:parent-style-name="Text_20_body" style:list-style-name="L22">
      <style:paragraph-properties fo:margin-top="0in" fo:margin-bottom="0in" style:contextual-spacing="false"/>
      <style:text-properties fo:font-size="14pt" officeooo:rsid="000efa53" style:font-size-asian="14pt" style:font-size-complex="14pt"/>
    </style:style>
    <style:style style:name="P53" style:family="paragraph" style:parent-style-name="Text_20_body" style:list-style-name="L22">
      <style:text-properties fo:font-size="14pt" officeooo:rsid="000efa53" style:font-size-asian="14pt" style:font-size-complex="14pt"/>
    </style:style>
    <style:style style:name="P54" style:family="paragraph" style:parent-style-name="Text_20_body" style:list-style-name="L23">
      <style:paragraph-properties fo:margin-top="0in" fo:margin-bottom="0in" style:contextual-spacing="false"/>
      <style:text-properties fo:font-size="14pt" officeooo:rsid="000efa53" style:font-size-asian="14pt" style:font-size-complex="14pt"/>
    </style:style>
    <style:style style:name="P55" style:family="paragraph" style:parent-style-name="Text_20_body" style:list-style-name="L23">
      <style:text-properties fo:font-size="14pt" officeooo:rsid="000efa53" style:font-size-asian="14pt" style:font-size-complex="14pt"/>
    </style:style>
    <style:style style:name="P56" style:family="paragraph" style:parent-style-name="Text_20_body" style:list-style-name="L24">
      <style:paragraph-properties fo:margin-top="0in" fo:margin-bottom="0in" style:contextual-spacing="false"/>
      <style:text-properties fo:font-size="14pt" officeooo:rsid="000efa53" style:font-size-asian="14pt" style:font-size-complex="14pt"/>
    </style:style>
    <style:style style:name="P57" style:family="paragraph" style:parent-style-name="Text_20_body" style:list-style-name="L24">
      <style:text-properties fo:font-size="14pt" officeooo:rsid="000efa53" style:font-size-asian="14pt" style:font-size-complex="14pt"/>
    </style:style>
    <style:style style:name="P58" style:family="paragraph" style:parent-style-name="Text_20_body" style:list-style-name="L25">
      <style:paragraph-properties fo:margin-top="0in" fo:margin-bottom="0in" style:contextual-spacing="false"/>
      <style:text-properties fo:font-size="14pt" officeooo:rsid="000f4861" style:font-size-asian="14pt" style:font-size-complex="14pt"/>
    </style:style>
    <style:style style:name="P59" style:family="paragraph" style:parent-style-name="Text_20_body" style:list-style-name="L25">
      <style:text-properties fo:font-size="14pt" officeooo:rsid="000f4861" style:font-size-asian="14pt" style:font-size-complex="14pt"/>
    </style:style>
    <style:style style:name="P60" style:family="paragraph" style:parent-style-name="Text_20_body">
      <style:text-properties fo:font-size="14pt" officeooo:rsid="000f4861" style:font-size-asian="14pt" style:font-size-complex="14pt"/>
    </style:style>
    <style:style style:name="P61" style:family="paragraph" style:parent-style-name="Text_20_body" style:list-style-name="L26">
      <style:paragraph-properties fo:margin-top="0in" fo:margin-bottom="0in" style:contextual-spacing="false"/>
      <style:text-properties fo:font-size="14pt" officeooo:rsid="000f4861" style:font-size-asian="14pt" style:font-size-complex="14pt"/>
    </style:style>
    <style:style style:name="P62" style:family="paragraph" style:parent-style-name="Text_20_body" style:list-style-name="L26">
      <style:text-properties fo:font-size="14pt" officeooo:rsid="000f4861" style:font-size-asian="14pt" style:font-size-complex="14pt"/>
    </style:style>
    <style:style style:name="P63" style:family="paragraph" style:parent-style-name="Text_20_body" style:list-style-name="L27">
      <style:paragraph-properties fo:margin-top="0in" fo:margin-bottom="0in" style:contextual-spacing="false"/>
      <style:text-properties fo:font-size="14pt" officeooo:rsid="000f4861" style:font-size-asian="14pt" style:font-size-complex="14pt"/>
    </style:style>
    <style:style style:name="P64" style:family="paragraph" style:parent-style-name="Text_20_body" style:list-style-name="L27">
      <style:text-properties fo:font-size="14pt" officeooo:rsid="000f4861" style:font-size-asian="14pt" style:font-size-complex="14pt"/>
    </style:style>
    <style:style style:name="P65" style:family="paragraph" style:parent-style-name="Text_20_body" style:list-style-name="L28">
      <style:paragraph-properties fo:margin-top="0in" fo:margin-bottom="0in" style:contextual-spacing="false"/>
      <style:text-properties fo:font-size="14pt" officeooo:rsid="000f4861" style:font-size-asian="14pt" style:font-size-complex="14pt"/>
    </style:style>
    <style:style style:name="P66" style:family="paragraph" style:parent-style-name="Text_20_body" style:list-style-name="L28">
      <style:text-properties fo:font-size="14pt" officeooo:rsid="000f4861" style:font-size-asian="14pt" style:font-size-complex="14pt"/>
    </style:style>
    <style:style style:name="P67" style:family="paragraph" style:parent-style-name="Text_20_body">
      <style:text-properties officeooo:paragraph-rsid="000f4861"/>
    </style:style>
    <style:style style:name="P68" style:family="paragraph" style:parent-style-name="Text_20_body" style:list-style-name="L29">
      <style:paragraph-properties fo:margin-top="0in" fo:margin-bottom="0in" style:contextual-spacing="false"/>
    </style:style>
    <style:style style:name="P69" style:family="paragraph" style:parent-style-name="Text_20_body" style:list-style-name="L29"/>
    <style:style style:name="P70" style:family="paragraph" style:parent-style-name="Text_20_body" style:list-style-name="L30">
      <style:paragraph-properties fo:margin-top="0in" fo:margin-bottom="0in" style:contextual-spacing="false"/>
    </style:style>
    <style:style style:name="P71" style:family="paragraph" style:parent-style-name="Text_20_body" style:list-style-name="L30"/>
    <style:style style:name="P72" style:family="paragraph" style:parent-style-name="Text_20_body" style:list-style-name="L31">
      <style:paragraph-properties fo:margin-top="0in" fo:margin-bottom="0in" style:contextual-spacing="false"/>
    </style:style>
    <style:style style:name="P73" style:family="paragraph" style:parent-style-name="Text_20_body" style:list-style-name="L31"/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officeooo:rsid="000f4861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messa</text:p>
      <text:p text:style-name="P2">Nella progettazione di un algoritmo è fondamentale valutarne l'efficienza di esecuzione su un elaboratore. L'efficienza non si limita al solo tempo di esecuzione, ma include anche l'utilizzo delle risorse del sistema, in particolare della memoria centrale.</text:p>
      <text:p text:style-name="P2">Viene introdotto un modello di misurazione dell'efficienza che permette di caratterizzare:</text:p>
      <text:list text:style-name="L1">
        <text:list-item>
          <text:p text:style-name="P3"><text:span text:style-name="T1">La </text:span><text:span text:style-name="Strong_20_Emphasis"><text:span text:style-name="T1">complessità computazionale (o temporale)</text:span></text:span><text:span text:style-name="T1">: relativa al tempo di esecuzione </text:span></text:p>
        </text:list-item>
        <text:list-item>
          <text:p text:style-name="P4"><text:span text:style-name="T1">La </text:span><text:span text:style-name="Strong_20_Emphasis"><text:span text:style-name="T1">complessità spaziale</text:span></text:span><text:span text:style-name="T1">: relativa alla memoria impiegata </text:span></text:p>
        </text:list-item>
      </text:list>
      <text:p text:style-name="P2">Il vantaggio principale di questo modello è la capacità di valutare l'efficienza in modo indipendente dal sistema di elaborazione specifico su cui il programma verrà eseguito.</text:p>
      <text:p text:style-name="P5"/>
      <text:p text:style-name="P6">La misura dell’efficienza</text:p>
      <text:p text:style-name="P7"><text:span text:style-name="Strong_20_Emphasis"/></text:p>
      <text:p text:style-name="P8">L'efficienza di un algoritmo (sia spaziale che computazionale) è complessa da misurare poiché dipende da numerosi fattori: il compilatore utilizzato, l'architettura del sistema, la potenza della CPU, ecc. Per questo motivo, la caratterizzazione dell'efficienza deve prescindere dall'architettura specifica e concentrarsi sulla natura e struttura intrinseca dell'algoritmo.</text:p>
      <text:p text:style-name="P9"><text:span text:style-name="Strong_20_Emphasis"><text:span text:style-name="T2">La funzione T(n)</text:span></text:span></text:p>
      <text:p text:style-name="P8">Per un algoritmo A, si caratterizza la complessità computazionale attraverso la funzione T=T(n), dove T è il tempo impiegato e n è la dimensione della struttura dati su cui opera. Ad esempio, per un algoritmo di ordinamento di un vettore, n rappresenta la lunghezza del vettore. In alcuni casi T può dipendere da più variabili (es. fusione di due vettori), ma per semplicità si considera generalmente una funzione di una sola variabile.</text:p>
      <text:p text:style-name="P9"><text:span text:style-name="Strong_20_Emphasis"><text:span text:style-name="T2">Il modello RAM (Random-Access Machine)</text:span></text:span></text:p>
      <text:p text:style-name="P8">Per prescindere dal compilatore e dall'architettura specifica, si adotta il modello computazionale RAM, che assume:</text:p>
      <text:list text:style-name="L2">
        <text:list-item>
          <text:p text:style-name="P10">Un generico mono-processore con esecuzione sequenziale (senza parallelismo) </text:p>
        </text:list-item>
        <text:list-item>
          <text:p text:style-name="P11">Costo unitario per le istruzioni semplici (assegnamenti, operatori aritmetici, relazionali, logici) </text:p>
        </text:list-item>
      </text:list>
      <text:p text:style-name="P8"><text:soft-page-break/>Su questa base si calcola il tempo complessivo T in funzione della dimensione n dei dati.</text:p>
      <text:p text:style-name="P9"><text:span text:style-name="Strong_20_Emphasis"><text:span text:style-name="T2">Tre casi di analisi</text:span></text:span></text:p>
      <text:p text:style-name="P8">Il tempo T(n) può variare non solo in base alla dimensione n, ma anche ai valori specifici della struttura dati. Per questo si analizzano tre casi:</text:p>
      <text:list text:style-name="L3">
        <text:list-item>
          <text:p text:style-name="P12"><text:span text:style-name="Strong_20_Emphasis"><text:span text:style-name="T2">Caso migliore</text:span></text:span><text:span text:style-name="T2">: configurazioni che minimizzano T(n) </text:span></text:p>
        </text:list-item>
        <text:list-item>
          <text:p text:style-name="P12"><text:span text:style-name="Strong_20_Emphasis"><text:span text:style-name="T2">Caso peggiore</text:span></text:span><text:span text:style-name="T2">: configurazioni che massimizzano T(n) </text:span></text:p>
        </text:list-item>
        <text:list-item>
          <text:p text:style-name="P13"><text:span text:style-name="Strong_20_Emphasis"><text:span text:style-name="T2">Caso medio</text:span></text:span><text:span text:style-name="T2">: comportamento medio al variare delle configurazioni </text:span></text:p>
        </text:list-item>
      </text:list>
      <text:p text:style-name="P8">Nota: alcuni algoritmi hanno T(n) indipendente dai valori specifici, quindi i tre casi coincidono.</text:p>
      <text:p text:style-name="P9"><text:span text:style-name="Strong_20_Emphasis"><text:span text:style-name="T2">Contenuti dei prossimi paragrafi</text:span></text:span></text:p>
      <text:p text:style-name="P8">Verranno trattati:</text:p>
      <text:list text:style-name="L4">
        <text:list-item>
          <text:p text:style-name="P14">Notazioni per caratterizzare il tempo di calcolo al crescere di n </text:p>
        </text:list-item>
        <text:list-item>
          <text:p text:style-name="P14">Applicazione di tali notazioni ai principali costrutti di programmazione </text:p>
        </text:list-item>
        <text:list-item>
          <text:p text:style-name="P15">Calcolo del tempo per funzioni ricorsive tramite formule di ricorrenza e loro soluzione</text:p>
        </text:list-item>
      </text:list>
      <text:p text:style-name="P16"/>
      <text:p text:style-name="P17"><text:span text:style-name="Strong_20_Emphasis">Ordine di grandezza e notazioni asintotiche</text:span></text:p>
      <text:p text:style-name="P18"><text:span text:style-name="Strong_20_Emphasis">Analisi asintotica</text:span></text:p>
      <text:p text:style-name="P18">L'analisi della complessità si concentra sul comportamento dell'algoritmo per valori di n sufficientemente grandi (analisi al limite). Le notazioni asintotiche caratterizzano questo comportamento a partire da un valore di n oltre una certa soglia. È importante notare che l'andamento asintotico deve valere per qualunque configurazione dei dati in ingresso, non solo nel caso migliore o peggiore.</text:p>
      <text:p text:style-name="P18"><text:span text:style-name="Strong_20_Emphasis">Le tre notazioni: O, Ω, Θ</text:span></text:p>
      <text:p text:style-name="P18">Vengono utilizzate tre notazioni che formalizzano il concetto di analisi al limite. Una funzione f(n) appartiene a un insieme X(g(n)) se l'andamento relativo di f(n) e g(n) è di un certo tipo per ogni n maggiore di un certo n₀.</text:p>
      <text:p text:style-name="P18"><text:span text:style-name="Strong_20_Emphasis">Motivazioni per tre notazioni diverse:</text:span></text:p>
      <text:list text:style-name="L5">
        <text:list-item>
          <text:p text:style-name="P19">O e Ω forniscono limiti "laschi" (rispettivamente superiore e inferiore) </text:p>
        </text:list-item>
        <text:list-item>
          <text:p text:style-name="P19">Θ fornisce un limite "stretto" </text:p>
        </text:list-item>
        <text:list-item>
          <text:p text:style-name="P19">In alcuni contesti è difficile trovare un limite stretto, quindi ci si accontenta di uno lasco </text:p>
        </text:list-item>
        <text:list-item>
          <text:p text:style-name="P20"><text:soft-page-break/>Spesso si usa solo la notazione O per semplicità, in quanto fornire un limite superiore è più facile e pratico </text:p>
        </text:list-item>
      </text:list>
      <text:p text:style-name="P18"><text:span text:style-name="Strong_20_Emphasis">Definizioni formali</text:span></text:p>
      <text:p text:style-name="P18"><text:span text:style-name="Strong_20_Emphasis">O(g(n)) - Limite superiore lasco:</text:span> f(n) ∈ O(g(n)) se ∃ c, n₀ &gt; 0 | ∀ n &gt; n₀, 0 ≤ f(n) ≤ c·g(n)</text:p>
      <text:p text:style-name="P18">Significa che g(n) maggiora f(n) da un certo punto in poi. Il limite non è stretto: se f(n) ∈ O(n²), allora f(n) ∈ O(n³), anche se quest'ultimo è meno preciso. Il comportamento per n &lt; n₀ non viene considerato.</text:p>
      <text:p text:style-name="P18"><text:span text:style-name="Strong_20_Emphasis">Ω(g(n)) - Limite inferiore lasco:</text:span> f(n) ∈ Ω(g(n)) se ∃ c, n₀ &gt; 0 | ∀ n &gt; n₀, f(n) ≥ c·g(n) ≥ 0</text:p>
      <text:p text:style-name="P18">Significa che g(n) è maggiorata da f(n) da un certo punto in poi. Anche qui il limite non è stretto.</text:p>
      <text:p text:style-name="P18"><text:span text:style-name="Strong_20_Emphasis">Θ(g(n)) - Limite stretto:</text:span> f(n) ∈ Θ(g(n)) se ∃ c₁, c₂, n₀ &gt; 0 | ∀ n &gt; n₀, 0 ≤ c₁·g(n) ≤ f(n) ≤ c₂·g(n)</text:p>
      <text:p text:style-name="P18">Significa che f(n) è compresa tra c₁·g(n) e c₂·g(n), cioè f(n) e g(n) crescono "allo stesso modo". A differenza delle altre notazioni, se f(n) ∈ Θ(n²), non può appartenere a Θ(n) né a Θ(n³).</text:p>
      <text:p text:style-name="P18"><text:span text:style-name="Strong_20_Emphasis">Teorema di implicazione:</text:span> f(n) ∈ Θ(g(n)) se e solo se f(n) ∈ O(g(n)) E f(n) ∈ Ω(g(n))</text:p>
      <text:p text:style-name="P18"><text:span text:style-name="Strong_20_Emphasis">Uso nella pratica</text:span></text:p>
      <text:p text:style-name="P18">Sebbene formalmente corretto sia scrivere f(n) ∈ O(g(n)), è prassi comune usare f(n) = O(g(n)). Si ammettono anche somme di notazioni asintotiche come T(n) = Θ(n²) + Θ(n), da intendersi come somma di funzioni appartenenti a quegli insiemi.</text:p>
      <text:p text:style-name="P18"><text:span text:style-name="Strong_20_Emphasis">Considerazioni importanti sull'uso corretto</text:span></text:p>
      <text:list text:style-name="L6">
        <text:list-item>
          <text:p text:style-name="P21"><text:span text:style-name="Strong_20_Emphasis">Valutazione per tutti i casi:</text:span> Non è corretto caratterizzare un algoritmo solo dal caso migliore o peggiore. Ad esempio, per il BubbleSort: </text:p>
          <text:list>
            <text:list-item>
              <text:p text:style-name="P21">Corretto: "nel caso migliore ha complessità Θ(n), nel caso medio e peggiore Θ(n²)" </text:p>
            </text:list-item>
            <text:list-item>
              <text:p text:style-name="P21">Corretto: "BubbleSort è O(n²) e Ω(n)" </text:p>
            </text:list-item>
            <text:list-item>
              <text:p text:style-name="P21">Scorretto: "BubbleSort è Θ(n)" (basandosi solo sul caso migliore) </text:p>
            </text:list-item>
          </text:list>
        </text:list-item>
        <text:list-item>
          <text:p text:style-name="P21"><text:span text:style-name="Strong_20_Emphasis">Quando le notazioni asintotiche non bastano:</text:span> <text:span text:style-name="Strong_20_Emphasis">a) Confronto tra algoritmi con stesso ordine di complessità:</text:span> Quando due algoritmi hanno lo stesso andamento asintotico, bisogna considerare le costanti moltiplicative e i termini di ordine inferiore. Esempio pratico: QuickSort vs MergeSort </text:p>
          <text:list>
            <text:list-item>
              <text:p text:style-name="P21"><text:soft-page-break/>MergeSort: Θ(n log n) in tutti i casi </text:p>
            </text:list-item>
            <text:list-item>
              <text:p text:style-name="P21">QuickSort: O(n²) ma Θ(n log n) nel caso migliore e medio </text:p>
            </text:list-item>
            <text:list-item>
              <text:p text:style-name="P21">Nonostante il caso peggiore, QuickSort è preferito perché: </text:p>
              <text:list>
                <text:list-item>
                  <text:p text:style-name="P21">Ordina sul posto (minore complessità spaziale) </text:p>
                </text:list-item>
                <text:list-item>
                  <text:p text:style-name="P21">Il caso peggiore è statisticamente raro </text:p>
                </text:list-item>
                <text:list-item>
                  <text:p text:style-name="P21">Ha costanti moltiplicative minori di MergeSort </text:p>
                </text:list-item>
              </text:list>
            </text:list-item>
          </text:list>
          <text:p text:style-name="P21"><text:span text:style-name="Strong_20_Emphasis">b) Confronto per valori specifici di n:</text:span> Per un n prefissato, un algoritmo con complessità maggiore può essere più efficiente. Esempio con n=50: </text:p>
          <text:list text:continue-numbering="true">
            <text:list-item>
              <text:p text:style-name="P21">A₁: T(n) = n³/10 → T(50) = 12.500 </text:p>
            </text:list-item>
            <text:list-item>
              <text:p text:style-name="P21">A₂: T(n) = 10n² + 2n + 10 → T(50) = 25.110 </text:p>
            </text:list-item>
          </text:list>
          <text:p text:style-name="P22">Pur essendo A₁ ∈ Θ(n³) e A₂ ∈ Θ(n²), per n=50 l'algoritmo A₁ è più veloce.</text:p>
        </text:list-item>
      </text:list>
      <text:p text:style-name="P16"/>
      <text:p text:style-name="P16"/>
      <text:p text:style-name="P17"><text:span text:style-name="Strong_20_Emphasis">Calcolo della complessità computazionale dei costrutti di programmazione</text:span></text:p>
      <text:p text:style-name="P18">Vengono presentate regole per caratterizzare la complessità dei vari costrutti, che combinate permettono di calcolare la complessità di un algoritmo generico.</text:p>
      <text:p text:style-name="P18"><text:span text:style-name="Strong_20_Emphasis">Istruzioni semplici</text:span></text:p>
      <text:p text:style-name="P18">Nel modello RAM, le istruzioni di assegnamento e quelle con operatori aritmetici, relazionali o logici hanno complessità costante, indicata con Θ(1) o O(1).</text:p>
      <text:p text:style-name="P18"><text:span text:style-name="Strong_20_Emphasis">Blocchi sequenziali</text:span></text:p>
      <text:p text:style-name="P18">La complessità di un blocco è data dalla complessità massima tra le istruzioni che lo compongono: Θ(max_i(f_i(n))).</text:p>
      <text:p text:style-name="P18">Si applica la <text:span text:style-name="Strong_20_Emphasis">regola della somma</text:span>: si calcola la somma delle complessità delle singole istruzioni e il risultato è quello del termine di grado più alto.</text:p>
      <text:p text:style-name="P18">Esempio: blocco con istruzioni di complessità Θ(1), Θ(n), Θ(1)</text:p>
      <text:list text:style-name="L7">
        <text:list-item>
          <text:p text:style-name="P23">Θ_blocco = Θ(1) + Θ(n) + Θ(1) = Θ(n) </text:p>
        </text:list-item>
      </text:list>
      <text:p text:style-name="P18"><text:span text:style-name="Strong_20_Emphasis">Costrutti selettivi (if-then-else)</text:span></text:p>
      <text:p text:style-name="P18">Indicate con f_cond, f_then, f_else le complessità rispettivamente della condizione, del ramo then e del ramo else:</text:p>
      <text:list text:style-name="L8">
        <text:list-item>
          <text:p text:style-name="P24"><text:span text:style-name="Strong_20_Emphasis">Con notazione O:</text:span> O(max(f_cond + f_then, f_cond + f_else)) </text:p>
          <text:list>
            <text:list-item>
              <text:p text:style-name="P24">Un'unica espressione che limita superiormente </text:p>
            </text:list-item>
          </text:list>
        </text:list-item>
        <text:list-item>
          <text:p text:style-name="P24"><text:span text:style-name="Strong_20_Emphasis">Con notazione Θ:</text:span> bisogna distinguere caso migliore e peggiore </text:p>
          <text:list>
            <text:list-item>
              <text:p text:style-name="P24">Caso migliore: Θ(min(f_cond + f_then, f_cond + f_else)) </text:p>
            </text:list-item>
            <text:list-item>
              <text:p text:style-name="P25">Caso peggiore: Θ(max(f_cond + f_then, f_cond + f_else)) </text:p>
            </text:list-item>
          </text:list>
        </text:list-item>
      </text:list>
      <text:p text:style-name="P18"><text:soft-page-break/>Ragionamenti analoghi valgono per il costrutto case.</text:p>
      <text:p text:style-name="P18"><text:span text:style-name="Strong_20_Emphasis">Cicli</text:span></text:p>
      <text:p text:style-name="P18"><text:span text:style-name="Strong_20_Emphasis">Ciclo While:</text:span></text:p>
      <text:p text:style-name="P18">Essendo un ciclo non predeterminato, si distingue caso migliore e peggiore.</text:p>
      <text:p text:style-name="P18">Date:</text:p>
      <text:list text:style-name="L9">
        <text:list-item>
          <text:p text:style-name="P26">k_min e k_max = numero minimo e massimo di iterazioni </text:p>
        </text:list-item>
        <text:list-item>
          <text:p text:style-name="P26">f_cond = complessità della valutazione della condizione </text:p>
        </text:list-item>
        <text:list-item>
          <text:p text:style-name="P27">f_corpo = complessità del corpo del ciclo </text:p>
        </text:list-item>
      </text:list>
      <text:p text:style-name="P18">Si ha:</text:p>
      <text:list text:style-name="L10">
        <text:list-item>
          <text:p text:style-name="P28">Caso migliore: Θ(f_cond + k_min · f_corpo) </text:p>
        </text:list-item>
        <text:list-item>
          <text:p text:style-name="P28">Caso peggiore: Θ(f_cond + k_max · f_corpo) </text:p>
        </text:list-item>
        <text:list-item>
          <text:p text:style-name="P29">Con notazione O: O(f_cond + k_max · f_corpo) </text:p>
        </text:list-item>
      </text:list>
      <text:p text:style-name="P18">Nota: si considera f_cond perché k_min (o k_max) potrebbe essere 0.</text:p>
      <text:p text:style-name="P18"><text:span text:style-name="Strong_20_Emphasis">Ciclo For:</text:span></text:p>
      <text:p text:style-name="P18">La complessità è data dal prodotto della complessità del corpo per il numero di iterazioni, più il tempo per inizializzazione, confronto e incremento della variabile di ciclo (tipicamente costante).</text:p>
      <text:p text:style-name="P18">Date:</text:p>
      <text:list text:style-name="L11">
        <text:list-item>
          <text:p text:style-name="P30">f_cond = complessità di inizializzazione, confronto e incremento </text:p>
        </text:list-item>
        <text:list-item>
          <text:p text:style-name="P30">f_corpo = complessità del corpo </text:p>
        </text:list-item>
        <text:list-item>
          <text:p text:style-name="P31">k = numero di iterazioni </text:p>
        </text:list-item>
      </text:list>
      <text:p text:style-name="P18">Si ha: Θ(f_cond + k · f_corpo)</text:p>
      <text:p text:style-name="P18">Nota: in C il for non è strettamente predeterminato, quindi valgono le considerazioni del while.</text:p>
      <text:p text:style-name="P18"><text:span text:style-name="Strong_20_Emphasis">Chiamate di funzioni</text:span></text:p>
      <text:p text:style-name="P18">La complessità è data dalla somma di:</text:p>
      <text:list text:style-name="L12">
        <text:list-item>
          <text:p text:style-name="P32">Costo di esecuzione della funzione </text:p>
        </text:list-item>
        <text:list-item>
          <text:p text:style-name="P33">Costo della chiamata </text:p>
        </text:list-item>
      </text:list>
      <text:p text:style-name="P18">Il costo della chiamata è generalmente trascurabile, ma diventa rilevante in caso di <text:span text:style-name="Strong_20_Emphasis">chiamate per valore</text:span> che copiano la struttura dati (di dimensione n) sullo stack.</text:p>
      <text:p text:style-name="P18">Eccezione importante: in C, quando si passa un vettore, viene passato il puntatore al primo elemento, quindi il tempo di chiamata è indipendente da n.</text:p>
      <text:p text:style-name="P17"><text:soft-page-break/><text:span text:style-name="Strong_20_Emphasis">Calcolo della complessità di funzioni ricorsive</text:span></text:p>
      <text:p text:style-name="P18"><text:span text:style-name="Strong_20_Emphasis">Il problema delle funzioni ricorsive</text:span></text:p>
      <text:p text:style-name="P18">Per funzioni ricorsive (che contengono chiamate a se stesse), le tecniche standard non sono direttamente applicabili. Il costo di esecuzione di una chiamata ricorsiva dipende proprio dal tempo T(n) che stiamo cercando di calcolare, che è quindi incognito.</text:p>
      <text:p text:style-name="P18"><text:span text:style-name="Strong_20_Emphasis">Soluzione: equazioni ricorrenti</text:span></text:p>
      <text:p text:style-name="P18">Si esprime il tempo T(n) come somma di due contributi:</text:p>
      <text:list text:style-name="L13">
        <text:list-item>
          <text:p text:style-name="P34">Tempo Θ(f(n)) delle istruzioni senza chiamate ricorsive </text:p>
        </text:list-item>
        <text:list-item>
          <text:p text:style-name="P35">Tempo T(k) delle chiamate ricorsive su dati di dimensione ridotta (k &lt; n) </text:p>
        </text:list-item>
      </text:list>
      <text:p text:style-name="P18">Si ottiene un'<text:span text:style-name="Strong_20_Emphasis">equazione ricorrente (o formula di ricorrenza)</text:span>:</text:p>
      <text:list text:style-name="L14">
        <text:list-item>
          <text:p text:style-name="P36">T(n) = a·T(n/b) + Θ(f(n)), oppure </text:p>
        </text:list-item>
        <text:list-item>
          <text:p text:style-name="P37">T(n) = a·T(n-b) + Θ(f(n)) </text:p>
        </text:list-item>
      </text:list>
      <text:p text:style-name="P18">dove:</text:p>
      <text:list text:style-name="L15">
        <text:list-item>
          <text:p text:style-name="P38">a = numero di chiamate ricorsive </text:p>
        </text:list-item>
        <text:list-item>
          <text:p text:style-name="P38">n/b (o n-b) = dimensione ridotta del dato nelle chiamate ricorsive </text:p>
        </text:list-item>
        <text:list-item>
          <text:p text:style-name="P39">Θ(f(n)) = costo delle istruzioni non ricorsive </text:p>
        </text:list-item>
      </text:list>
      <text:p text:style-name="P18">Per completare la ricorrenza serve anche il <text:span text:style-name="Strong_20_Emphasis">caso base</text:span>: il tempo per valori di n sufficientemente piccoli (tipicamente n=0 o n=1), quando la funzione termina senza chiamate ricorsive. Questo tempo è generalmente costante Θ(1).</text:p>
      <text:p text:style-name="P18"><text:span text:style-name="Strong_20_Emphasis">Esempio: paradigma divide-et-impera</text:span></text:p>
      <text:p text:style-name="P18">La ricorrenza tipica è:</text:p>
      <text:p text:style-name="P18">T(n) = { Θ(1) se n ≤ c { a·T(n/b) + D(n) + C(n) se n &gt; c</text:p>
      <text:p text:style-name="P18">dove:</text:p>
      <text:list text:style-name="L16">
        <text:list-item>
          <text:p text:style-name="P40">Il problema padre è diviso in a sottoproblemi di dimensione n/b </text:p>
        </text:list-item>
        <text:list-item>
          <text:p text:style-name="P40">D(n) = costo della divisione </text:p>
        </text:list-item>
        <text:list-item>
          <text:p text:style-name="P40">C(n) = costo della combinazione dei risultati </text:p>
        </text:list-item>
        <text:list-item>
          <text:p text:style-name="P41">Θ(1) = tempo costante per il caso banale (n ≤ c) </text:p>
        </text:list-item>
      </text:list>
      <text:p text:style-name="P18"><text:span text:style-name="Strong_20_Emphasis">Metodi di soluzione delle formule di ricorrenza</text:span></text:p>
      <text:p text:style-name="P18">Esistono tre metodi principali:</text:p>
      <text:p text:style-name="P18"><text:span text:style-name="Strong_20_Emphasis">1. Metodo iterativo</text:span></text:p>
      <text:list text:style-name="L17">
        <text:list-item>
          <text:p text:style-name="P42">Si itera la ricorrenza fino a trovare una generalizzazione </text:p>
        </text:list-item>
        <text:list-item>
          <text:p text:style-name="P42"><text:soft-page-break/>Si trova il valore che chiude la ricorrenza </text:p>
        </text:list-item>
        <text:list-item>
          <text:p text:style-name="P42">Si sostituisce nella formula generale </text:p>
        </text:list-item>
        <text:list-item>
          <text:p text:style-name="P42">Si calcola il risultato applicando le regole per le sommatorie </text:p>
        </text:list-item>
        <text:list-item>
          <text:p text:style-name="P43">Richiede alcuni passaggi matematici (non particolarmente complessi) </text:p>
        </text:list-item>
      </text:list>
      <text:p text:style-name="P18"><text:span text:style-name="Strong_20_Emphasis">2. Metodo di sostituzione</text:span></text:p>
      <text:list text:style-name="L18">
        <text:list-item>
          <text:p text:style-name="P44">Si ipotizza una soluzione candidata </text:p>
        </text:list-item>
        <text:list-item>
          <text:p text:style-name="P44">Si dimostra la correttezza per induzione matematica </text:p>
        </text:list-item>
        <text:list-item>
          <text:p text:style-name="P44">Il problema è scegliere la funzione candidata corretta </text:p>
        </text:list-item>
        <text:list-item>
          <text:p text:style-name="P45">Se la funzione scelta non è corretta, bisogna provarne un'altra </text:p>
        </text:list-item>
      </text:list>
      <text:p text:style-name="P18"><text:span text:style-name="Strong_20_Emphasis">3. Metodo principale (Master Theorem)</text:span></text:p>
      <text:p text:style-name="P18">È applicabile a ricorrenze del tipo: <text:span text:style-name="Strong_20_Emphasis">T(n) = a·T(n/b) + f(n)</text:span></text:p>
      <text:p text:style-name="P18">dove il problema padre si divide in a sottoproblemi di dimensione n/b ciascuno, e f(n) è il costo di divisione e combinazione.</text:p>
      <text:p text:style-name="P18"><text:span text:style-name="Strong_20_Emphasis">Procedimento:</text:span> Si confronta f(n) con n^(log_b a):</text:p>
      <text:list text:style-name="L19">
        <text:list-item>
          <text:p text:style-name="P46"><text:span text:style-name="Strong_20_Emphasis">Caso 1:</text:span> Se f(n) ∈ Θ(n^(log_b a)) (stesso ordine di grandezza) → Soluzione: <text:span text:style-name="Strong_20_Emphasis">Θ(f(n) · log n)</text:span> </text:p>
        </text:list-item>
        <text:list-item>
          <text:p text:style-name="P47"><text:span text:style-name="Strong_20_Emphasis">Caso 2:</text:span> Se f(n) ∈ O(n^(log_b a - ε)) per qualche ε &gt; 0 (f(n) è polinomialmente minore) → Soluzione: data dalla funzione maggiore delle due (continua nel testo successivo...)</text:p>
        </text:list-item>
      </text:list>
      <text:list text:style-name="L20">
        <text:list-item>
          <text:p text:style-name="P48"><text:span text:style-name="Strong_20_Emphasis">Caso 3:</text:span> Se f(n) ∈ Ω(n^(log_b a + ε)) per qualche ε &gt; 0 E vale la condizione di regolarità a·f(n/b) ≤ c·f(n) per qualche c &lt; 1 (f(n) maggiora polinomialmente) → Soluzione: <text:span text:style-name="Strong_20_Emphasis">Θ(f(n))</text:span> </text:p>
        </text:list-item>
      </text:list>
      <text:p text:style-name="P18"/>
      <text:p text:style-name="P18">ESEMPI DI APPLICAZIONE </text:p>
      <text:p text:style-name="P49">Calcolo del fattoriale</text:p>
      <text:p text:style-name="P18">int fattoriale(int n){<text:line-break/> <text:s text:c="3"/>if (n==1) return 1;<text:line-break/> <text:s text:c="3"/>else return n*fattoriale(n-1);<text:line-break/>}</text:p>
      <text:p text:style-name="P18"><text:span text:style-name="Strong_20_Emphasis">Formula di ricorrenza:</text:span></text:p>
      <text:list text:style-name="L21">
        <text:list-item>
          <text:p text:style-name="P50">T(1) = Θ(1) (confronto + restituzione) </text:p>
        </text:list-item>
        <text:list-item>
          <text:p text:style-name="P51">T(n) = T(n-1) + Θ(1) per n &gt; 1 (confronto + prodotto + chiamata ricorsiva) </text:p>
        </text:list-item>
      </text:list>
      <text:p text:style-name="P18"><text:span text:style-name="Strong_20_Emphasis">Risoluzione con metodo iterativo:</text:span></text:p>
      <text:list text:style-name="L22">
        <text:list-item>
          <text:p text:style-name="P52"><text:soft-page-break/>T(n) = T(n-1) + Θ(1) = T(n-2) + 2Θ(1) = ... = T(n-k) + Σ(i=1 a k) Θ(1) </text:p>
        </text:list-item>
        <text:list-item>
          <text:p text:style-name="P52">Si chiude quando k = n-1, quindi T(1) + Σ(i=1 a n-1) Θ(1) = Σ(i=1 a n) Θ(1) </text:p>
        </text:list-item>
        <text:list-item>
          <text:p text:style-name="P53"><text:span text:style-name="Strong_20_Emphasis">Risultato: Θ(n)</text:span></text:p>
        </text:list-item>
      </text:list>
      <text:p text:style-name="P18"/>
      <text:p text:style-name="P49">torre di hanoi</text:p>
      <text:p text:style-name="P49">void hanoi(int n, piolo sorgente, piolo destinazione, piolo ausiliario) {<text:line-break/> <text:s text:c="3"/>if (n == 1)<text:line-break/> <text:s text:c="7"/>muovi(1, sorgente, destinazione);<text:line-break/> <text:s text:c="3"/>else {<text:line-break/> <text:s text:c="7"/>hanoi(n-1, sorgente, ausiliario, destinazione);<text:line-break/> <text:s text:c="7"/>muovi(n, sorgente, destinazione);<text:line-break/> <text:s text:c="7"/>hanoi(n-1, ausiliario, destinazione, sorgente);<text:line-break/> <text:s text:c="3"/>}<text:line-break/>}</text:p>
      <text:p text:style-name="P18"/>
      <text:p text:style-name="P18"><text:span text:style-name="Strong_20_Emphasis">Formula di ricorrenza:</text:span></text:p>
      <text:list text:style-name="L23">
        <text:list-item>
          <text:p text:style-name="P54">T(1) = Θ(1) (confronto + chiamata muovi()) </text:p>
        </text:list-item>
        <text:list-item>
          <text:p text:style-name="P55">T(n) = 2T(n-1) + Θ(1) per n &gt; 1 (due chiamate ricorsive + muovi()) </text:p>
        </text:list-item>
      </text:list>
      <text:p text:style-name="P18"><text:span text:style-name="Strong_20_Emphasis">Risoluzione con metodo iterativo:</text:span></text:p>
      <text:list text:style-name="L24">
        <text:list-item>
          <text:p text:style-name="P56">T(n) = 2T(n-1) + Θ(1) = 4T(n-2) + 2Θ(1) + Θ(1) = 8T(n-3) + 4Θ(1) + 2Θ(1) + Θ(1) </text:p>
        </text:list-item>
        <text:list-item>
          <text:p text:style-name="P56">Generalizzando: T(n) = 2^k T(n-k) + Σ(i=0 a k-1) 2^i Θ(1) </text:p>
        </text:list-item>
        <text:list-item>
          <text:p text:style-name="P56">Si chiude quando k = n-1, sostituendo: T(n) = 2^(n-1) Θ(1) + (Σ(i=0 a n-2) 2^i) Θ(1) </text:p>
        </text:list-item>
        <text:list-item>
          <text:p text:style-name="P56">La sommatoria è una serie geometrica: Σ(i=0 a n) x^i = (x^(n+1) - 1)/(x - 1) </text:p>
        </text:list-item>
        <text:list-item>
          <text:p text:style-name="P56">Nel nostro caso: Σ 2^i = 2^(n-1) - 1 </text:p>
        </text:list-item>
        <text:list-item>
          <text:p text:style-name="P57"><text:span text:style-name="Strong_20_Emphasis">Risultato: Θ(2^n)</text:span></text:p>
        </text:list-item>
      </text:list>
      <text:p text:style-name="P18"/>
      <text:p text:style-name="P49">merge sort</text:p>
      <text:p text:style-name="P49">La funzione Merge() ha complessità Θ(n) (due cicli for con corpo Θ(1) eseguiti n volte). </text:p>
      <text:p text:style-name="P49">void MergeSort(Vettore vet, int i, int j) {<text:line-break/> <text:s text:c="3"/>if (i &lt; j) {<text:line-break/> <text:s text:c="7"/>MergeSort(vet, i, (i+j)/2);<text:line-break/><text:soft-page-break/> <text:s text:c="7"/>MergeSort(vet, (i+j)/2 + 1, j);<text:line-break/> <text:s text:c="7"/>Merge(vet, i, (i+j)/2, j);<text:line-break/> <text:s text:c="3"/>}<text:line-break/>}</text:p>
      <text:p text:style-name="P49"/>
      <text:p text:style-name="P49"><text:span text:style-name="Strong_20_Emphasis">Formula di ricorrenza:</text:span></text:p>
      <text:list text:style-name="L25">
        <text:list-item>
          <text:p text:style-name="P58">T(1) = Θ(1) (confronto per vettore vuoto o singolo elemento) </text:p>
        </text:list-item>
        <text:list-item>
          <text:p text:style-name="P59">T(n) = 2T(n/2) + Θ(n) per n &gt; 1 (due chiamate ricorsive + Merge) </text:p>
        </text:list-item>
      </text:list>
      <text:p text:style-name="P60"><text:span text:style-name="Strong_20_Emphasis">Risoluzione con metodo iterativo:</text:span></text:p>
      <text:list text:style-name="L26">
        <text:list-item>
          <text:p text:style-name="P61">T(n) = 2T(n/2) + Θ(n) = 4T(n/4) + Θ(n) + Θ(n) = 8T(n/8) + 3Θ(n) </text:p>
        </text:list-item>
        <text:list-item>
          <text:p text:style-name="P61">Generalizzando: T(n) = 2^k T(n/2^k) + Σ(i=1 a k) Θ(n) </text:p>
        </text:list-item>
        <text:list-item>
          <text:p text:style-name="P61">Si chiude quando n = 2^k, quindi k = log₂n </text:p>
        </text:list-item>
        <text:list-item>
          <text:p text:style-name="P61">Sostituendo: T(n) = n·Θ(1) + Σ(i=1 a log n) Θ(n) = Θ(n) + Θ(n log n) </text:p>
        </text:list-item>
        <text:list-item>
          <text:p text:style-name="P62"><text:span text:style-name="Strong_20_Emphasis">Risultato: Θ(n log n)</text:span> </text:p>
        </text:list-item>
      </text:list>
      <text:p text:style-name="P60"><text:span text:style-name="Strong_20_Emphasis">Con metodo principale:</text:span></text:p>
      <text:list text:style-name="L27">
        <text:list-item>
          <text:p text:style-name="P63">a = 2, b = 2, f(n) = Θ(n) </text:p>
        </text:list-item>
        <text:list-item>
          <text:p text:style-name="P63">n^(log_b a) = n^(log₂ 2) = n </text:p>
        </text:list-item>
        <text:list-item>
          <text:p text:style-name="P63">f(n) = Θ(n) = Θ(n^(log_b a)) → Caso 1 </text:p>
        </text:list-item>
        <text:list-item>
          <text:p text:style-name="P64"><text:span text:style-name="Strong_20_Emphasis">Risultato: Θ(f(n) log n) = Θ(n log n)</text:span> </text:p>
        </text:list-item>
      </text:list>
      <text:p text:style-name="P60"><text:span text:style-name="Strong_20_Emphasis">Con metodo di sostituzione:</text:span> Dimostrazione per induzione che T(n) ≤ c·n·log n (dimostrando solo O(n log n)):</text:p>
      <text:list text:style-name="L28">
        <text:list-item>
          <text:p text:style-name="P65">Ipotesi induttiva: T(n/2) ≤ c·(n/2)·log(n/2) </text:p>
        </text:list-item>
        <text:list-item>
          <text:p text:style-name="P65">Sostituendo: T(n) ≤ 2c(n/2)log(n/2) + n = cn(log n - log 2) + n = cn log n - cn + n ≤ cn log n </text:p>
        </text:list-item>
        <text:list-item>
          <text:p text:style-name="P65">L'ultimo passaggio vale per c ≥ 1 </text:p>
        </text:list-item>
        <text:list-item>
          <text:p text:style-name="P66">Caso base: si dimostra per k = 2 (non k = 1 perché log 1 = 0): T(2) = 4 ≤ 2c, vero per c ≥ 2</text:p>
        </text:list-item>
      </text:list>
      <text:p text:style-name="P49"/>
      <text:p text:style-name="P49">quick sort</text:p>
      <text:p text:style-name="P67"><text:span text:style-name="T3">la funzione Partition() ha complessità </text:span>Θ(n) </text:p>
      <text:p text:style-name="P67">void QuickSort(int *vet, int i, int j){<text:line-break/> <text:s text:c="3"/>if (i &lt; j){<text:line-break/> <text:s text:c="7"/>k = Partition(vet,i,j);<text:line-break/> <text:s text:c="7"/>QuickSort(vet,i,k);<text:line-break/> <text:s text:c="7"/>QuickSort(vet,k+1,j);<text:line-break/><text:soft-page-break/> <text:s text:c="3"/>}<text:line-break/>}</text:p>
      <text:p text:style-name="P67"/>
      <text:p text:style-name="P67">La complessità dipende da come Partition() divide il vettore:</text:p>
      <text:p text:style-name="Text_20_body"><text:span text:style-name="Strong_20_Emphasis">Caso migliore</text:span> (divisione bilanciata in due metà):</text:p>
      <text:list text:style-name="L29">
        <text:list-item>
          <text:p text:style-name="P68">T(1) = Θ(1) </text:p>
        </text:list-item>
        <text:list-item>
          <text:p text:style-name="P68">T(n) = 2T(n/2) + Θ(n) </text:p>
        </text:list-item>
        <text:list-item>
          <text:p text:style-name="P68">Stessa ricorrenza del MergeSort </text:p>
        </text:list-item>
        <text:list-item>
          <text:p text:style-name="P69"><text:span text:style-name="Strong_20_Emphasis">Risultato: Θ(n log n)</text:span> </text:p>
        </text:list-item>
      </text:list>
      <text:p text:style-name="Text_20_body"><text:span text:style-name="Strong_20_Emphasis">Caso peggiore</text:span> (divisione sbilanciata: 1 elemento + n-1 elementi):</text:p>
      <text:list text:style-name="L30">
        <text:list-item>
          <text:p text:style-name="P70">T(1) = Θ(1) </text:p>
        </text:list-item>
        <text:list-item>
          <text:p text:style-name="P71">T(n) = T(n-1) + Θ(n) (perché T(1) + T(n-1) + Θ(n) = Θ(1) + T(n-1) + Θ(n) = T(n-1) + Θ(n)) </text:p>
        </text:list-item>
      </text:list>
      <text:p text:style-name="Text_20_body"><text:span text:style-name="Strong_20_Emphasis">Risoluzione con metodo iterativo:</text:span></text:p>
      <text:list text:style-name="L31">
        <text:list-item>
          <text:p text:style-name="P72">T(n) = T(n-1) + Θ(n) = T(n-2) + Θ(n-1) + Θ(n) = ... = T(n-k) + Σ(i=1 a k) Θ(n+1-i) </text:p>
        </text:list-item>
        <text:list-item>
          <text:p text:style-name="P72">Si chiude quando k = n-1 </text:p>
        </text:list-item>
        <text:list-item>
          <text:p text:style-name="P72">Sostituendo: T(n) = Θ(1) + Σ(i=1 a n) Θ(n+1-i) = Θ(serie aritmetica) </text:p>
        </text:list-item>
        <text:list-item>
          <text:p text:style-name="P72">La sommatoria è una serie aritmetica: n(n+1)/2 </text:p>
        </text:list-item>
        <text:list-item>
          <text:p text:style-name="P73"><text:span text:style-name="Strong_20_Emphasis">Risultato: Θ(n²)</text:span> </text:p>
        </text:list-item>
      </text:list>
      <text:p text:style-name="Text_20_body"><text:span text:style-name="Strong_20_Emphasis">Nota importante:</text:span> Nel caso medio, la complessità del QuickSort è uguale al caso migliore, cioè <text:span text:style-name="Strong_20_Emphasis">Θ(n log n)</text:span>.</text:p>
      <text:p text:style-name="P6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3T15:27:02.456808800</meta:creation-date>
    <dc:date>2025-12-03T15:48:24.554797200</dc:date>
    <meta:editing-duration>PT7M59S</meta:editing-duration>
    <meta:editing-cycles>1</meta:editing-cycles>
    <meta:document-statistic meta:table-count="0" meta:image-count="0" meta:object-count="0" meta:page-count="10" meta:paragraph-count="211" meta:word-count="2587" meta:character-count="14958" meta:non-whitespace-character-count="12526"/>
    <meta:generator>LibreOffice/25.8.3.2$Windows_X86_64 LibreOffice_project/8ca8d55c161d602844f5428fa4b58097424e324e</meta:generator>
  </office:meta>
</office:document-meta>
</file>